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ardwareunderstøttelse</text:h>
      <text:p text:style-name="P1">Instruktion-fetch løkken</text:p>
      <text:p text:style-name="Text_20_body">Brug interrupts.</text:p>
      <text:p text:style-name="Text_20_body">Hent instrukser, udpak, kør. Hvis der ingen interrupts er (eller er aktiveret), start forfra, ellers slå interrupts fra og skift til kernelmode (brug IRET til at aktivere interrupts igen).</text:p>
      <text:p text:style-name="Text_20_body">Altså skift skift mellem usermode og kernelmode med interrupts.</text:p>
      <text:p text:style-name="Text_20_body">Interrupts er exceptions genereret af hardwaren uden for CPUen. De igangsætter en interrupt handler, og interrupts deaktiveres for at sikre interrupt handleren.</text:p>
      <text:p text:style-name="Text_20_body">Processkifte kan ske med timerinterrupt.</text:p>
      <text:p text:style-name="P1">MMU</text:p>
      <text:p text:style-name="Text_20_body">En hardwareenhed, der bruges til at oversætte virtuelle hukommelsesaddresser til fysiske addresser.</text:p>
      <text:p text:style-name="P1">Caching</text:p>
      <text:p text:style-name="Text_20_body">En cache er en hukommelsesenhed, der bruges til at gøre hukommelsestilgangen mere effektiv, ved at lagre information der tidligere er tilgået, så denne data ikke nødvendigvis behøver at skulle findes i hukommelsen eller på harddisken.</text:p>
      <text:p text:style-name="Text_20_body">Dette kan give nogle rigtig gode performance forbedringer.</text:p>
      <text:p text:style-name="Text_20_body">Der er mange forskellige cach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19:14:58.04</meta:creation-date>
    <dc:date>2011-06-06T17:48:16.23</dc:date>
    <meta:editing-duration>PT1H56M42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132" meta:character-count="946"/>
  </office:meta>
</office:document-meta>
</file>